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AttributeAssertionTests.sessionAttributeEqual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ssionAttributeAssertionTests.sessionAttributeDoesNot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Controller.populate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AttributeAssertionTests.sessionAttribute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